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3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 style:font-style-asian="normal" style:font-style-complex="normal"/>
    </style:style>
    <style:style style:name="fr1" style:family="graphic" style:parent-style-name="Code_20_Exampl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ample"/>
      </text:sequence-decls>
      <text:p text:style-name="P2">Dates in SQL</text:p>
      <text:p text:style-name="P3">SQL provides support for several data types to represent dates and time intervals, and several functions for them, although there may be slight differences in implementations between DBMSs. </text:p>
      <text:p text:style-name="P3">The most useful data type is probably DATE, which represents a date. There is also TIMESTAMP, which represents a date and a time, and INTERVAL which represents a time interval. There are also several variations on these types, having different granularities (say going to the second or millisecond etc) or dealing with time zones.</text:p>
      <text:p text:style-name="Heading_20_2"><draw:frame draw:style-name="fr1" draw:name="Frame1" text:anchor-type="paragraph" svg:x="0.1327in" svg:y="0.0543in" svg:width="5.8602in" draw:z-index="0"><draw:text-box fo:min-height="2.098in"><text:p text:style-name="Code_20_Example_20_Font">CREATE TABLE Task (</text:p><text:p text:style-name="Code_20_Example_20_Font"><text:tab/>Id Integer PRIMARY KEY,</text:p><text:p text:style-name="Code_20_Example_20_Font"><text:tab/>Description VARCHAR(20),</text:p><text:p text:style-name="Code_20_Example_20_Font"><text:tab/>DueDate DATE,</text:p><text:p text:style-name="Code_20_Example_20_Font"><text:tab/>StartTime TIMESTAMP</text:p><text:p text:style-name="Code_20_Example_20_Font">);</text:p><text:p text:style-name="Example">Example <text:sequence text:ref-name="refExample0" text:name="Example" text:formula="ooow:Example+1" style:num-format="1">1</text:sequence>: CREATE TABLE statement using date and timestamp. Notice that the TIMESTAMP type includes BOTH a date and a time.</text:p></draw:text-box></draw:frame>Date Constants</text:p>
      <text:p text:style-name="P3">SQL automatically converts from a string to a date constant; with the only issue being the actual representation of the date as a string, which is dependent not just on the DBMS but also on the <text:span text:style-name="T1">locale</text:span><text:span text:style-name="T2">, that is, the local rules (in the USA, for example, we do dates as month-day-year, while in Europe most people do day-month-year, plus we get into issues of what character to use as a separator, ie, - vs /, and whether to represent the month as a number or with letters).</text:span></text:p>
      <text:p text:style-name="Standard"><text:span text:style-name="T2">In general, it is </text:span><text:span text:style-name="T1">usually</text:span><text:span text:style-name="T2"> safe to use the 3-letter abbreviation for a month, and to use – to separate the dates. One notation that works for both Oracle and PostgreSQL in our local installation is </text:span><text:span text:style-name="Source_20_Text">'12-jan-1972'</text:span>. <text:s/>For TIMESTAMP constants, we can use a date, then a space, and then the time. We can use a colon (:) to separate the time components; Oracle requires that we specify hours, minutes and seconds with this notation.</text:p>
      <text:p text:style-name="Standard"/>
      <text:p text:style-name="Standard"><draw:frame draw:style-name="fr1" draw:name="Frame2" text:anchor-type="paragraph" svg:x="0.1827in" svg:y="0.3354in" svg:width="6.9008in" draw:z-index="1"><draw:text-box fo:min-height="1.6in"><text:p text:style-name="Code_20_Example_20_Font">INSERT INTO Task(Id,Description,DueDate,StartTime) VALUES </text:p><text:p text:style-name="Code_20_Example_20_Font"><text:tab/>(1,'Do something','3-feb-2009','24-Oct-2008 3:45:00 pm');</text:p><text:p text:style-name="Code_20_Example_20_Font">INSERT INTO Task(Id,Description,DueDate,StartTime) VALUES </text:p><text:p text:style-name="Code_20_Example_20_Font"><text:tab/>(2,'Do stuff','3/feb/2009','24-Sep-2008');</text:p><text:p text:style-name="Example">Example <text:sequence text:ref-name="refExample1" text:name="Example" text:formula="ooow:Example+1" style:num-format="1">2</text:sequence>: CREATE TABLE statement using date and timestamp. Notice that the TIMESTAMP type includes BOTH a date and a time.</text:p></draw:text-box></draw:frame>For example, we could insert rows in our task table as follows:</text:p>
      <text:p text:style-name="Standard"/>
      <text:p text:style-name="Standard">Unfortunately, the data would NOT be interpreted consistently; In the second row, since we're not specifying a time, each DBMS could do different things (in our local installations, Oracle would use 8 am as the default time, whereas postgresql would use 0 am).</text:p>
      <text:p text:style-name="Heading_20_2"><text:soft-page-break/>Operations on Dates</text:p>
      <text:list xml:id="list123763729" text:style-name="L3">
        <text:list-item>
          <text:p text:style-name="P4">We can subtract two dates by using the minus (-) operator, and we get the number of <text:s/>days in between those dates.</text:p>
        </text:list-item>
        <text:list-item>
          <text:p text:style-name="P4">If we subtract two timestamps, or a timestamp and a date, we get an <text:span text:style-name="T1">interval</text:span><text:span text:style-name="T2">, which represents the amount of time between dates.</text:span></text:p>
        </text:list-item>
        <text:list-item>
          <text:p text:style-name="P4"><text:span text:style-name="T2">We can use the EXTRACT function to get the individual fields (day, month etc) from a date, timestamp or interval value. For example, we could use EXTRACT(Year FROM dueDate) to get only the year part of the due date.</text:span></text:p>
        </text:list-item>
        <text:list-item>
          <text:p text:style-name="P4"><text:span text:style-name="T2">Both Oracle and PostgreSQL provide pseudo-constants named CURRENT_DATE and CURRENT_TIMESTAMP that yield the current date and time.</text:span></text:p>
        </text:list-item>
        <text:list-item>
          <text:p text:style-name="P4"><text:span text:style-name="T2">Both Oracle and PostgreSQL provide a function to_date that converts a string to a date given a template; they also provide a to_timestamp function, and a to_char function to format dates.</text:span><text:span text:style-name="T4">..</text:span></text:p>
        </text:list-item>
      </text:list>
      <text:p text:style-name="Heading_20_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dex" style:next-style-name="Text_20_body" style:list-style-name="" style:class="text" style:master-page-name="">
      <style:paragraph-properties fo:margin-top="0.1402in" fo:margin-bottom="0.1in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Figure" style:family="paragraph" style:parent-style-name="Caption"/>
    <style:style style:name="Example" style:family="paragraph" style:parent-style-name="Caption"/>
    <style:style style:name="Code_20_Example" style:display-name="Code Example" style:family="paragraph" style:parent-style-name="Frame_20_contents" style:next-style-name="Contents_20_1">
      <style:text-properties style:font-name="Courier" style:font-size-asian="10.5pt"/>
    </style:style>
    <style:style style:name="Code_20_Example_20_Font" style:display-name="Code Example Font" style:family="paragraph" style:parent-style-name="Frame_20_contents">
      <style:text-properties style:font-name="Courier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de_20_Example" style:display-name="Code Example" style:family="graphic" style:parent-style-name="Frame">
      <style:graphic-properties text:anchor-type="paragraph" style:wrap="none" fo:background-color="transparent" style:background-transparency="100%" fo:padding="0.0591in" fo:border="0.0071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1">
        <style:list-level-properties text:min-label-distance="0.15in"/>
      </text:outline-level-style>
      <text:outline-level-style text:level="3" style:num-format="1" text:display-levels="2">
        <style:list-level-properties text:space-before="0.1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in" fo:margin-left="0in" fo:margin-right="0in" fo:margin-bottom="0.1in" style:dynamic-spacing="false"/>
      </style:header-style>
      <style:footer-style>
        <style:header-footer-properties fo:min-height="0.3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Databases, SPSU, okaram<text:tab/>Dates in SQL<text:tab/><text:page-number text:select-page="current">1</text:page-number> of <text:page-count>2</text:page-count></text:p>
      </style:header>
      <style:footer>
        <text:p text:style-name="MP1">Licensed under Creative Commons, Attribution, Share-Alike<text:tab/><text:tab/>http://creativecommons.org/licenses/by-sa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Weak Entities</dc:title>
    <dc:description>Introduction to weak entities.

Licensed under Creative Commons, Attribution, Share-Alike		http://creativecommons.org/licenses/by-sa/3.0/</dc:description>
    <dc:subject>ER Modeling</dc:subject>
    <meta:creation-date>2007-08-24T19:01:11</meta:creation-date>
    <dc:date>2008-10-24T19:24:12</dc:date>
    <meta:keyword>Modeling</meta:keyword>
    <meta:keyword>Databases</meta:keyword>
    <dc:language>en-US</dc:language>
    <meta:editing-cycles>64</meta:editing-cycles>
    <meta:editing-duration>PT59H39M55S</meta:editing-duration>
    <dc:creator>Orlando Karam</dc:creator>
    <meta:document-statistic meta:table-count="0" meta:image-count="0" meta:object-count="0" meta:page-count="2" meta:paragraph-count="28" meta:word-count="532" meta:character-count="3279"/>
    <meta:user-defined meta:name="Info 1"/>
    <meta:user-defined meta:name="Info 2"/>
    <meta:user-defined meta:name="Info 3"/>
    <meta:user-defined meta:name="Info 4"/>
  </office:meta>
</office:document-meta>
</file>